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MS Mincho1" style:font-name-complex="Times New Roman1" style:font-weight-complex="bold"/>
    </style:style>
    <style:style style:name="P3" style:family="paragraph" style:parent-style-name="Standard">
      <style:text-properties style:font-name="Times New Roman" fo:font-weight="bold" style:font-weight-asian="bold" style:font-name-complex="Times New Roman1" style:font-weight-complex="bold"/>
    </style:style>
    <style:style style:name="P4" style:family="paragraph" style:parent-style-name="Standard">
      <style:paragraph-properties fo:margin-left="0.5in" fo:margin-right="0in" fo:margin-top="0in" fo:margin-bottom="0in" loext:contextual-spacing="false" fo:line-height="100%" fo:text-indent="0in" style:auto-text-indent="false"/>
    </style:style>
    <style:style style:name="P5" style:family="paragraph" style:parent-style-name="Standard">
      <style:paragraph-properties fo:margin-left="0.5in" fo:margin-right="0in" fo:margin-top="0in" fo:margin-bottom="0in" loext:contextual-spacing="false" fo:line-height="100%" fo:text-indent="0in" style:auto-text-indent="false"/>
      <style:text-properties style:font-name="Courier New" fo:font-size="8pt" style:font-size-asian="8pt" style:font-name-complex="Courier New1" style:font-size-complex="8pt"/>
    </style:style>
    <style:style style:name="P6" style:family="paragraph" style:parent-style-name="Standard">
      <style:paragraph-properties fo:margin-left="0.5in" fo:margin-right="0in" fo:margin-top="0in" fo:margin-bottom="0in" loext:contextual-spacing="false" fo:line-height="100%" fo:text-indent="0in" style:auto-text-indent="false"/>
      <style:text-properties style:font-name="Courier New" style:font-name-complex="Courier New1"/>
    </style:style>
    <style:style style:name="P7" style:family="paragraph" style:parent-style-name="Standard">
      <style:paragraph-properties fo:margin-left="1in" fo:margin-right="0in" fo:margin-top="0in" fo:margin-bottom="0in" loext:contextual-spacing="false" fo:line-height="100%" fo:text-indent="0.5in" style:auto-text-indent="false"/>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justify" style:justify-single-word="false"/>
    </style:style>
    <style:style style:name="P10" style:family="paragraph" style:parent-style-name="Standard">
      <style:paragraph-properties fo:margin-top="0in" fo:margin-bottom="0in" loext:contextual-spacing="false" fo:line-height="100%"/>
      <style:text-properties style:font-name="Courier New" fo:font-size="8pt" style:font-size-asian="8pt" style:font-name-complex="Courier New1" style:font-size-complex="8pt"/>
    </style:style>
    <style:style style:name="P11" style:family="paragraph" style:parent-style-name="Standard">
      <style:paragraph-properties fo:margin-top="0in" fo:margin-bottom="0in" loext:contextual-spacing="false" style:line-height-at-least="0.1945in" fo:orphans="0" fo:widows="0"/>
      <style:text-properties style:font-name="Courier New" fo:font-size="8pt" style:font-size-asian="8pt" style:font-name-complex="Courier New1" style:font-size-complex="8pt"/>
    </style:style>
    <style:style style:name="P12" style:family="paragraph" style:parent-style-name="Standard">
      <style:paragraph-properties fo:margin-top="0in" fo:margin-bottom="0in" loext:contextual-spacing="false" fo:line-height="100%"/>
      <style:text-properties style:font-name="Courier New" style:font-name-complex="Courier New1"/>
    </style:style>
    <style:style style:name="P13" style:family="paragraph" style:parent-style-name="Standard">
      <style:paragraph-properties fo:margin-top="0in" fo:margin-bottom="0in" loext:contextual-spacing="false" fo:line-height="100%" fo:text-align="justify" style:justify-single-word="false"/>
      <style:text-properties style:font-name="Times New Roman" fo:font-weight="bold" style:font-weight-asian="bold" style:font-name-complex="Times New Roman1"/>
    </style:style>
    <style:style style:name="P14" style:family="paragraph" style:parent-style-name="Standard">
      <style:paragraph-properties fo:margin-top="0in" fo:margin-bottom="0in" loext:contextual-spacing="false" fo:line-height="100%"/>
      <style:text-properties style:font-name="Times New Roman" style:font-name-complex="Times New Roman1"/>
    </style:style>
    <style:style style:name="P15" style:family="paragraph" style:parent-style-name="Standard">
      <style:paragraph-properties fo:margin-top="0in" fo:margin-bottom="0in" loext:contextual-spacing="false" style:line-height-at-least="0.1945in" fo:orphans="0" fo:widows="0"/>
    </style:style>
    <style:style style:name="P16" style:family="paragraph" style:parent-style-name="Standard">
      <style:paragraph-properties fo:margin-top="0in" fo:margin-bottom="0in" loext:contextual-spacing="false" style:line-height-at-least="0.1945in" fo:text-align="justify" style:justify-single-word="false" fo:orphans="0" fo:widows="0"/>
    </style:style>
    <style:style style:name="P17" style:family="paragraph" style:parent-style-name="Standard">
      <style:paragraph-properties fo:margin-left="0.5in" fo:margin-right="0in" fo:margin-top="0in" fo:margin-bottom="0in" loext:contextual-spacing="false" fo:line-height="100%" fo:text-indent="0.5in" style:auto-text-indent="false"/>
    </style:style>
    <style:style style:name="P18" style:family="paragraph" style:parent-style-name="Standard">
      <style:paragraph-properties fo:margin-left="0.5in" fo:margin-right="0in" fo:margin-top="0in" fo:margin-bottom="0in" loext:contextual-spacing="false" style:line-height-at-least="0.1945in" fo:orphans="0" fo:widows="0" fo:text-indent="0.5in" style:auto-text-indent="false"/>
    </style:style>
    <style:style style:name="P19" style:family="paragraph" style:parent-style-name="Standard">
      <style:paragraph-properties fo:margin-left="0.5in" fo:margin-right="0in" fo:margin-top="0.0835in" fo:margin-bottom="0.0835in" loext:contextual-spacing="false" style:line-height-at-least="0.1945in" fo:orphans="0" fo:widows="0" fo:text-indent="0.5in" style:auto-text-indent="false"/>
    </style:style>
    <style:style style:name="P20" style:family="paragraph" style:parent-style-name="Standard">
      <style:paragraph-properties fo:break-before="page"/>
    </style:style>
    <style:style style:name="P21" style:family="paragraph" style:parent-style-name="Standard">
      <style:paragraph-properties fo:margin-left="0in" fo:margin-right="0in" fo:margin-top="0in" fo:margin-bottom="0in" loext:contextual-spacing="false" style:line-height-at-least="0.1945in" fo:orphans="0" fo:widows="0" fo:text-indent="0.5in" style:auto-text-indent="false"/>
    </style:style>
    <style:style style:name="P22" style:family="paragraph" style:parent-style-name="Standard">
      <style:paragraph-properties fo:margin-left="0in" fo:margin-right="0in" fo:margin-top="0.0835in" fo:margin-bottom="0.0835in" loext:contextual-spacing="false" style:line-height-at-least="0.1945in" fo:orphans="0" fo:widows="0" fo:text-indent="0.5in" style:auto-text-indent="false"/>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List_20_Paragraph">
      <style:text-properties style:font-name="Times New Roman" style:font-name-asian="MS Mincho1" style:font-name-complex="Times New Roman1" style:font-weight-complex="bold"/>
    </style:style>
    <style:style style:name="P25" style:family="paragraph" style:parent-style-name="List_20_Paragraph">
      <style:paragraph-properties fo:text-align="justify" style:justify-single-word="false"/>
      <style:text-properties style:font-name="Times New Roman" style:font-name-asian="MS Mincho1" style:font-name-complex="Times New Roman1" style:font-weight-complex="bold"/>
    </style:style>
    <style:style style:name="P26" style:family="paragraph" style:parent-style-name="List_20_Paragraph">
      <style:paragraph-properties fo:margin-left="1in" fo:margin-right="0in" fo:text-indent="0in" style:auto-text-indent="false"/>
    </style:style>
    <style:style style:name="P27" style:family="paragraph" style:parent-style-name="List_20_Paragraph">
      <style:paragraph-properties fo:margin-left="0in" fo:margin-right="0in" fo:text-align="justify" style:justify-single-word="false" fo:text-indent="0in" style:auto-text-indent="false"/>
    </style:style>
    <style:style style:name="P28" style:family="paragraph" style:parent-style-name="List_20_Paragraph">
      <style:paragraph-properties fo:margin-left="0in" fo:margin-right="0in" fo:text-align="justify" style:justify-single-word="false" fo:text-indent="0in" style:auto-text-indent="false"/>
      <style:text-properties style:font-name="Times New Roman" style:font-name-asian="MS Mincho1" style:font-name-complex="Times New Roman1" style:font-weight-complex="bold"/>
    </style:style>
    <style:style style:name="P29" style:family="paragraph" style:parent-style-name="List_20_Paragraph">
      <style:paragraph-properties fo:margin-left="0in" fo:margin-right="0in" fo:text-align="justify" style:justify-single-word="false" fo:text-indent="0.5in" style:auto-text-indent="false"/>
    </style:style>
    <style:style style:name="P30" style:family="paragraph" style:parent-style-name="List_20_Paragraph">
      <style:paragraph-properties fo:break-before="page"/>
      <style:text-properties style:font-name="Times New Roman" style:font-name-asian="MS Mincho1" style:font-name-complex="Times New Roman1" style:font-weight-complex="bold"/>
    </style:style>
    <style:style style:name="T1" style:family="text">
      <style:text-properties style:font-name="Times New Roman" style:font-name-complex="Times New Roman1"/>
    </style:style>
    <style:style style:name="T2" style:family="text">
      <style:text-properties style:font-name="Times New Roman" style:font-name-complex="Times New Roman1"/>
    </style:style>
    <style:style style:name="T3" style:family="text">
      <style:text-properties style:font-name="Times New Roman" fo:font-weight="bold" style:font-weight-asian="bold" style:font-name-complex="Times New Roman1"/>
    </style:style>
    <style:style style:name="T4" style:family="text">
      <style:text-properties style:font-name="Times New Roman" fo:font-weight="bold" style:font-weight-asian="bold" style:font-name-complex="Times New Roman1" style:font-weight-complex="bold"/>
    </style:style>
    <style:style style:name="T5" style:family="text">
      <style:text-properties style:font-name="Times New Roman" fo:font-weight="bold" style:font-weight-asian="bold" style:font-name-complex="Times New Roman1" style:font-weight-complex="bold"/>
    </style:style>
    <style:style style:name="T6" style:family="text">
      <style:text-properties style:font-name="Times New Roman" fo:font-weight="bold" style:font-name-asian="MS Mincho1" style:font-weight-asian="bold" style:font-name-complex="Times New Roman1" style:font-weight-complex="bold"/>
    </style:style>
    <style:style style:name="T7" style:family="text">
      <style:text-properties style:font-name="Times New Roman" style:font-name-asian="MS Mincho1" style:font-name-complex="Times New Roman1" style:font-weight-complex="bold"/>
    </style:style>
    <style:style style:name="T8" style:family="text">
      <style:text-properties style:font-name="MS Mincho" style:font-name-asian="MS Mincho1" style:font-name-complex="Times New Roman1" style:font-weight-complex="bold"/>
    </style:style>
    <style:style style:name="T9" style:family="text">
      <style:text-properties style:font-name="MS Mincho" style:font-name-asian="MS Mincho1" style:font-name-complex="MS Mincho1" style:font-weight-complex="bold"/>
    </style:style>
    <style:style style:name="T10" style:family="text">
      <style:text-properties style:font-name="Courier New" fo:font-size="8pt" style:font-size-asian="8pt" style:font-name-complex="Courier New1" style:font-size-complex="8pt"/>
    </style:style>
    <style:style style:name="T11" style:family="text">
      <style:text-properties style:font-name="Courier New" fo:font-size="8pt" style:font-size-asian="8pt" style:font-name-complex="Courier New1" style:font-size-complex="8pt" style:language-complex="fa" style:country-complex="IR"/>
    </style:style>
    <style:style style:name="T12" style:family="text">
      <style:text-properties style:font-name="Courier New" fo:font-size="8pt" fo:font-weight="bold" style:font-size-asian="8pt" style:font-weight-asian="bold" style:font-name-complex="Courier New1" style:font-size-complex="8pt"/>
    </style:style>
    <style:style style:name="T13" style:family="text">
      <style:text-properties style:font-name="Courier New" fo:font-size="8pt" fo:font-weight="bold" style:font-size-asian="8pt" style:font-weight-asian="bold" style:font-name-complex="Courier New1"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Arizona State University</text:span></text:p>
      <text:p text:style-name="P1"><text:span text:style-name="T1">Computer Science and Engineering</text:span></text:p>
      <text:p text:style-name="P1"><text:span text:style-name="T1">CSE 340 – Spring 2017</text:span></text:p>
      <text:p text:style-name="P1"><text:span text:style-name="T1">Homework 3</text:span></text:p>
      <text:p text:style-name="P1"><text:span text:style-name="T4">Due Friday 17 March 2017</text:span></text:p>
      <text:p text:style-name="Standard"><text:span text:style-name="T4">I Parsing. </text:span><text:span text:style-name="T1">Consider the following grammar.</text:span><text:bookmark text:name="_GoBack"/></text:p>
      <text:p text:style-name="P26"><text:span text:style-name="T8">S </text:span><text:span text:style-name="T9">➝</text:span><text:span text:style-name="T8"> A C</text:span></text:p>
      <text:p text:style-name="P26"><text:span text:style-name="T8">S </text:span><text:span text:style-name="T9">➝</text:span><text:span text:style-name="T8"> B D</text:span></text:p>
      <text:p text:style-name="P26"><text:span text:style-name="T8">A </text:span><text:span text:style-name="T9">➝</text:span><text:span text:style-name="T8"> a A </text:span></text:p>
      <text:p text:style-name="P26"><text:span text:style-name="T8">A </text:span><text:span text:style-name="T9">➝</text:span><text:span text:style-name="T8"> ɛ</text:span></text:p>
      <text:p text:style-name="P26"><text:span text:style-name="T8">B </text:span><text:span text:style-name="T9">➝</text:span><text:span text:style-name="T8"> a B </text:span></text:p>
      <text:p text:style-name="P26"><text:span text:style-name="T8">B </text:span><text:span text:style-name="T9">➝</text:span><text:span text:style-name="T8"> a</text:span></text:p>
      <text:p text:style-name="P26"><text:span text:style-name="T8">C </text:span><text:span text:style-name="T9">➝ c</text:span></text:p>
      <text:p text:style-name="P26"><text:span text:style-name="T8">D </text:span><text:span text:style-name="T9">➝ d</text:span></text:p>
      <text:p text:style-name="P24"/>
      <text:p text:style-name="P27"><text:span text:style-name="T7">Clearly this grammar does not have a predictive recursive descent parser because, </text:span></text:p>
      <text:p text:style-name="P28"/>
      <text:p text:style-name="P29"><text:span text:style-name="T7">FIRST(</text:span><text:span text:style-name="T8">A</text:span><text:span text:style-name="T7"> </text:span><text:span text:style-name="T8">C</text:span><text:span text:style-name="T7">) ∩ FIRST(</text:span><text:span text:style-name="T8">B</text:span><text:span text:style-name="T7"> </text:span><text:span text:style-name="T8">D</text:span><text:span text:style-name="T7">) ≠ <text:s/></text:span><text:span text:style-name="T9">∅</text:span></text:p>
      <text:p text:style-name="P25"/>
      <text:p text:style-name="P27"><text:span text:style-name="T7">Nonetheless, it is possible to have a recursive descent parser with backtracking for the grammar. </text:span><text:span text:style-name="T6">You are asked to write a recursive descent parser with backtracking for the grammar.</text:span><text:span text:style-name="T7"> </text:span></text:p>
      <text:p text:style-name="P28"/>
      <text:p text:style-name="P27"><text:span text:style-name="T7">Your parser should be a recursive descent parser which means that for every non-terminal, you should have a parsing function that parses the part of the input that corresponds to the non-terminal starting from a given point.</text:span></text:p>
      <text:p text:style-name="P28"/>
      <text:p text:style-name="P27"><text:span text:style-name="T7">Every parsing function for a non-terminal should return either true or false. If the function returns true, then it should consume the part of the input corresponding to the non-terminal. If the function returns false, then it should leave the input undisturbed by un-getting all the tokens that it might have consumed.</text:span></text:p>
      <text:p text:style-name="P28"/>
      <text:p text:style-name="P27"><text:span text:style-name="T7">If you write a code that reads all tokens upfront to determine which of the two options </text:span><text:span text:style-name="T8">A</text:span><text:span text:style-name="T7"> </text:span><text:span text:style-name="T8">C</text:span><text:span text:style-name="T7"> or </text:span><text:span text:style-name="T8">B</text:span><text:span text:style-name="T7"> </text:span><text:span text:style-name="T8">D</text:span><text:span text:style-name="T7"> to take, you will not get any credit for this problem.</text:span></text:p>
      <text:p text:style-name="P2"/>
      <text:p text:style-name="P30"/>
      <text:p text:style-name="Standard"><text:span text:style-name="T4">II Static and Dynamic Scopes. </text:span><text:span text:style-name="T1">Consider the following program written in the C syntax.</text:span></text:p>
      <text:p text:style-name="P4"><text:span text:style-name="T10">int a, x, y, z;</text:span></text:p>
      <text:p text:style-name="P5"/>
      <text:p text:style-name="P4"><text:span text:style-name="T10">void print(int c){</text:span></text:p>
      <text:p text:style-name="P5"/>
      <text:p text:style-name="P4"><text:span text:style-name="T10"><text:tab/>if (c == 0)</text:span></text:p>
      <text:p text:style-name="P7"><text:span text:style-name="T10">printf(“g: %d, %d, %d\n”, a, x, y, z);</text:span></text:p>
      <text:p text:style-name="P8"><text:span text:style-name="T10"><text:tab/><text:tab/>else</text:span></text:p>
      <text:p text:style-name="P7"><text:span text:style-name="T10">printf(“main: %d, %d, %d\n”, a, x, y, z);</text:span></text:p>
      <text:p text:style-name="P10"/>
      <text:p text:style-name="P4"><text:span text:style-name="T10">}</text:span></text:p>
      <text:p text:style-name="P5"/>
      <text:p text:style-name="P4"><text:span text:style-name="T10">int f(int x, int y)</text:span></text:p>
      <text:p text:style-name="P4"><text:span text:style-name="T10">{</text:span></text:p>
      <text:p text:style-name="P4"><text:span text:style-name="T10"><text:tab/>int a, b, c;</text:span></text:p>
      <text:p text:style-name="P4"><text:span text:style-name="T10"><text:tab/>a = 1;</text:span></text:p>
      <text:p text:style-name="P4"><text:span text:style-name="T10"><text:tab/>b = 2;</text:span></text:p>
      <text:p text:style-name="P4"><text:span text:style-name="T10"><text:tab/>c = 3;</text:span></text:p>
      <text:p text:style-name="P4"><text:span text:style-name="T10"><text:tab/>x = g(10);</text:span></text:p>
      <text:p text:style-name="P4"><text:span text:style-name="T10"><text:tab/>{</text:span></text:p>
      <text:p text:style-name="P4"><text:span text:style-name="T10"><text:tab/><text:tab/>int y, z;</text:span></text:p>
      <text:p text:style-name="P4"><text:span text:style-name="T10"><text:tab/><text:tab/>y = g(x); <text:tab/><text:tab/><text:tab/><text:tab/><text:tab/></text:span><text:span text:style-name="T13">/* point 1 */</text:span></text:p>
      <text:p text:style-name="P4"><text:span text:style-name="T10"><text:tab/><text:tab/>z = g(1);<text:tab/><text:tab/><text:tab/><text:tab/><text:tab/></text:span><text:span text:style-name="T13">/* point 2 */</text:span></text:p>
      <text:p text:style-name="P4"><text:span text:style-name="T10"><text:tab/><text:tab/>printf(“f1: %d, %d, %d\n”, a, x, y, z); <text:tab/></text:span><text:span text:style-name="T13">/* point 3 */</text:span></text:p>
      <text:p text:style-name="P4"><text:span text:style-name="T10"><text:tab/>}</text:span></text:p>
      <text:p text:style-name="P4"><text:span text:style-name="T10"><text:tab/>printf(“f2: %d, %d, %d\n”, b, x, y, z);<text:tab/><text:tab/></text:span><text:span text:style-name="T13">/* point 4 */</text:span></text:p>
      <text:p text:style-name="P4"><text:span text:style-name="T10"><text:tab/>return x * a – y * b + z * c;</text:span></text:p>
      <text:p text:style-name="P4"><text:span text:style-name="T10">}</text:span></text:p>
      <text:p text:style-name="P5"/>
      <text:p text:style-name="P4"><text:span text:style-name="T10">int g(int a)</text:span></text:p>
      <text:p text:style-name="P4"><text:span text:style-name="T10">{</text:span></text:p>
      <text:p text:style-name="P17"><text:span text:style-name="T10">print(0);<text:tab/><text:tab/><text:tab/><text:tab/><text:tab/><text:tab/></text:span><text:span text:style-name="T13">/* point 5 */</text:span></text:p>
      <text:p text:style-name="P17"><text:span text:style-name="T10">return (x + y - z) * a; <text:tab/><text:tab/><text:tab/></text:span></text:p>
      <text:p text:style-name="P4"><text:span text:style-name="T10">}</text:span></text:p>
      <text:p text:style-name="P5"/>
      <text:p text:style-name="P4"><text:span text:style-name="T10">int main()</text:span></text:p>
      <text:p text:style-name="P4"><text:span text:style-name="T10">{</text:span></text:p>
      <text:p text:style-name="P4"><text:span text:style-name="T10"><text:tab/>int a = 2;</text:span></text:p>
      <text:p text:style-name="P17"><text:span text:style-name="T10">x = 3;</text:span></text:p>
      <text:p text:style-name="P4"><text:span text:style-name="T10"><text:tab/>y = </text:span><text:span text:style-name="T11">12</text:span><text:span text:style-name="T10">;</text:span></text:p>
      <text:p text:style-name="P4"><text:span text:style-name="T10"><text:tab/>z = f(x, y);</text:span></text:p>
      <text:p text:style-name="P4"><text:span text:style-name="T10"><text:tab/>z = g(a); <text:tab/><text:tab/><text:tab/><text:tab/><text:tab/><text:tab/></text:span><text:span text:style-name="T13">/* point 6 */</text:span></text:p>
      <text:p text:style-name="P4"><text:span text:style-name="T10"><text:tab/>print(1);<text:tab/><text:tab/><text:tab/><text:tab/><text:tab/><text:tab/></text:span><text:span text:style-name="T13">/* point 7 */</text:span></text:p>
      <text:p text:style-name="P17"><text:span text:style-name="T10">return 0;</text:span></text:p>
      <text:p text:style-name="P4"><text:span text:style-name="T10">}</text:span></text:p>
      <text:p text:style-name="P6"/>
      <text:p text:style-name="P12"/>
      <text:p text:style-name="P9"><text:span text:style-name="T3">What is the output of this program? You should show the output of every printf() on a separate line. </text:span></text:p>
      <text:p text:style-name="P13"/>
      <text:p text:style-name="P9"><text:span text:style-name="T3">You do not have to show your work, but if your answer for some lines are not correct, you will not get partial credit for those line if you do not show your work.</text:span></text:p>
      <text:p text:style-name="P14"/>
      <text:p text:style-name="P3"/>
      <text:p text:style-name="P20"><text:span text:style-name="T4">III Pointer semantics.</text:span></text:p>
      <text:p text:style-name="P15"><text:span text:style-name="T10">struct T {</text:span></text:p>
      <text:p text:style-name="P15"><text:span text:style-name="T10"><text:s text:c="8"/>int data;</text:span></text:p>
      <text:p text:style-name="P15"><text:span text:style-name="T10"><text:s text:c="8"/>struct T* next;</text:span></text:p>
      <text:p text:style-name="P15"><text:span text:style-name="T10"><text:s text:c="3"/>};</text:span></text:p>
      <text:p text:style-name="P15"><text:span text:style-name="T10">struct T** p;</text:span></text:p>
      <text:p text:style-name="P15"><text:span text:style-name="T10">struct T** q;</text:span></text:p>
      <text:p text:style-name="P15"><text:span text:style-name="T10">struct T** r;</text:span></text:p>
      <text:p text:style-name="P15"><text:span text:style-name="T10">struct T* c,d;</text:span></text:p>
      <text:p text:style-name="P11"/>
      <text:p text:style-name="P15"><text:span text:style-name="T10">int main() { </text:span></text:p>
      <text:p text:style-name="P21"><text:span text:style-name="T10">struct T** a;</text:span></text:p>
      <text:p text:style-name="P15"><text:span text:style-name="T10"><text:s text:c="3"/><text:tab/>{ <text:s text:c="2"/><text:tab/>struct T* b;</text:span></text:p>
      <text:p text:style-name="P15"><text:span text:style-name="T10"><text:s text:c="7"/><text:tab/><text:tab/>a = (struct T**) malloc(sizeof(struct T *));<text:tab/><text:tab/>// memory 1</text:span></text:p>
      <text:p text:style-name="P15"><text:span text:style-name="T10"><text:s text:c="7"/><text:tab/><text:tab/>*a = (struct T*) malloc(sizeof(struct T));<text:tab/><text:tab/>// memory 2</text:span></text:p>
      <text:p text:style-name="P15"><text:span text:style-name="T10"><text:s text:c="7"/><text:tab/><text:tab/>b = (struct T*) malloc(sizeof(struct T));<text:tab/><text:tab/>// memory 3</text:span></text:p>
      <text:p text:style-name="P15"><text:span text:style-name="T10"><text:s text:c="7"/><text:tab/><text:tab/>(*b).next = *a;</text:span></text:p>
      <text:p text:style-name="P18"><text:span text:style-name="T10">p = &amp;b; </text:span></text:p>
      <text:p text:style-name="P15"><text:span text:style-name="T10"><text:s text:c="7"/><text:tab/><text:tab/>b = (struct T*) malloc(sizeof(struct T));<text:tab/><text:tab/>// memory 4</text:span></text:p>
      <text:p text:style-name="P15"><text:span text:style-name="T10"><text:s text:c="7"/><text:tab/><text:tab/>(*(*a)).next = b;</text:span></text:p>
      <text:p text:style-name="P19"><text:span text:style-name="T10"><text:s/></text:span><text:span text:style-name="T12">// point 1</text:span></text:p>
      <text:p text:style-name="P18"><text:span text:style-name="T10">c = (struct T*) malloc(sizeof(struct T));<text:tab/><text:tab/>// memory 5</text:span></text:p>
      <text:p text:style-name="P15"><text:span text:style-name="T10"><text:s text:c="7"/><text:tab/><text:tab/>p = a;</text:span></text:p>
      <text:p text:style-name="P15"><text:span text:style-name="T10"><text:s text:c="7"/><text:tab/><text:tab/>a = c;</text:span></text:p>
      <text:p text:style-name="P15"><text:span text:style-name="T10"><text:s text:c="7"/><text:tab/><text:tab/>b = (struct T*) malloc(sizeof(struct T));<text:tab/><text:tab/>// memory 6</text:span></text:p>
      <text:p text:style-name="P19"><text:span text:style-name="T12">// point 2</text:span></text:p>
      <text:p text:style-name="P18"><text:span text:style-name="T10">q = &amp;b;</text:span></text:p>
      <text:p text:style-name="P15"><text:span text:style-name="T10"><text:s text:c="7"/><text:tab/><text:tab/>r = &amp;c;</text:span></text:p>
      <text:p text:style-name="P15"><text:span text:style-name="T10"><text:s text:c="7"/><text:tab/><text:tab/>a = (struct T*) malloc(sizeof(struct T));<text:tab/><text:tab/>// memory 7</text:span></text:p>
      <text:p text:style-name="P15"><text:span text:style-name="T10"><text:s text:c="7"/><text:tab/><text:tab/>(*b).next = *a;</text:span></text:p>
      <text:p text:style-name="P18"><text:span text:style-name="T10">d = *a; </text:span></text:p>
      <text:p text:style-name="P19"><text:span text:style-name="T12">// point 3</text:span></text:p>
      <text:p text:style-name="P15"><text:span text:style-name="T10"><text:s text:c="7"/><text:tab/><text:tab/>free(a);</text:span></text:p>
      <text:p text:style-name="P15"><text:span text:style-name="T10"><text:s text:c="7"/><text:tab/><text:tab/>free(b);</text:span></text:p>
      <text:p text:style-name="P19"><text:span text:style-name="T12">// point 4 </text:span></text:p>
      <text:p text:style-name="P21"><text:span text:style-name="T10">} </text:span></text:p>
      <text:p text:style-name="P22"><text:span text:style-name="T12">// point 5 </text:span></text:p>
      <text:p text:style-name="P15"><text:span text:style-name="T10">} </text:span></text:p>
      <text:p text:style-name="P11"/>
      <text:p text:style-name="P16"><text:span text:style-name="T3">Draw a box-circle diagram for all visible variables at point 4. Also include in the diagram all memory locations that are garbage and the dangling references. <text:s/>Do the same for point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fo:line-height="100%" fo:orphans="0" fo:widows="0" fo:hyphenation-ladder-count="no-limi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midreza Alvari (Student)</meta:initial-creator>
    <dc:creator>Hamidreza Alvari (Student)</dc:creator>
    <meta:editing-cycles>82</meta:editing-cycles>
    <meta:creation-date>2017-03-11T06:19:00</meta:creation-date>
    <dc:date>2017-03-12T03:28:00</dc:date>
    <meta:editing-duration>PT14H8M</meta:editing-duration>
    <meta:generator>LibreOffice/5.0.6.2$Linux_X86_64 LibreOffice_project/00$Build-2</meta:generator>
    <meta:document-statistic meta:table-count="0" meta:image-count="0" meta:object-count="0" meta:page-count="3" meta:paragraph-count="99" meta:word-count="622" meta:character-count="3170" meta:non-whitespace-character-count="2415"/>
    <meta:user-defined meta:name="AppVersion">16.0000</meta:user-defined>
    <meta:user-defined meta:name="Company">Arizona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